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741cm" svg:height="0.87cm" draw:z-index="0"><draw:image xlink:href="../../odt_eng/images/007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erivativ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27cm" draw:z-index="0"><draw:image xlink:href="../../odt_eng/images/007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  <text:p text:style-name="P2"/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numerical definition of derivative:</text:p>
            <text:p text:style-name="P5"><draw:frame draw:style-name="fr3" draw:name="Объект1" text:anchor-type="as-char" svg:width="5.699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2">at every time step as a relation between increments of the dynamical variable and time, where </text:span></text:span><text:span text:style-name="Основной_20_шрифт_20_абзаца"><text:span text:style-name="T2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the i-th element of the unit input signal,</text:span></text:span><text:span text:style-name="Основной_20_шрифт_20_абзаца"><text:span text:style-name="T2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the i-th element of the unit output signal.</text:span></text:span></text:p>
            <text:p text:style-name="P4">The dimensions of input and output signals are the same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2">:</text:span></text:span></text:p>
            <text:list xml:id="list8661624497142101207" text:style-name="L1">
              <text:list-item>
                <text:p text:style-name="P7"><text:span text:style-name="Основной_20_шрифт_20_абзаца"><text:span text:style-name="T2">Initial conditions – vector of initial values</text:span></text:span><text:span text:style-name="Основной_20_шрифт_20_абзаца"><text:span text:style-name="T2"><draw:frame draw:style-name="fr3" draw:name="Объект10" text:anchor-type="as-char" svg:width="1.265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of the unit output value.</text:span></text:span></text:p>
              </text:list-item>
            </text:list>
            <text:p text:style-name="Text_20_body"><text:span text:style-name="Основной_20_шрифт_20_абзаца"><text:span text:style-name="T3">Note:</text:span></text:span><text:span text:style-name="Основной_20_шрифт_20_абзаца"><text:span text:style-name="T2"> by default the unit implements the calculation of a derivative for a </text:span></text:span><text:span text:style-name="Основной_20_шрифт_20_абзаца"><text:span text:style-name="T4">scalar</text:span></text:span><text:span text:style-name="Основной_20_шрифт_20_абзаца"><text:span text:style-name="T3"> </text:span></text:span><text:span text:style-name="Основной_20_шрифт_20_абзаца"><text:span text:style-name="T2">input signal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роизводная</dc:title>
    <meta:creation-date>2012-04-17T12:12:00Z</meta:creation-date>
    <dc:date>2012-04-25T10:05:25.83</dc:date>
    <meta:editing-cycles>10</meta:editing-cycles>
    <meta:editing-duration>PT6H57M21S</meta:editing-duration>
    <meta:document-statistic meta:table-count="1" meta:image-count="2" meta:object-count="4" meta:page-count="1" meta:paragraph-count="13" meta:word-count="92" meta:character-count="53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77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 mathvariant="italic">du</mi>
            <mi>i</mi>
          </msub>
          <mrow>
            <mo stretchy="false">(</mo>
            <mrow>
              <mi>t</mi>
            </mrow>
            <mo stretchy="false">)</mo>
          </mrow>
        </mrow>
        <mrow>
          <mi mathvariant="italic">dt</mi>
        </mrow>
      </mfrac>
      <mrow>
        <mi/>
        <mo stretchy="false">=</mo>
        <mi/>
      </mrow>
      <mfrac>
        <mrow>
          <mo stretchy="false">Δ</mo>
          <msub>
            <mi>u</mi>
            <mi>i</mi>
          </msub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y_i(t) ~=~ {du_i(t)} over {dt} ~=~ {%DELTA u_i(t)} over {%DELTA 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